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F2EE81C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19cm" svg:height="14.093cm" svg:x="0cm" svg:y="0.001cm">
          <draw:image xlink:href="Pictures/100000000000043800000968F2EE81C7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Beginne neue</text:span></text:p>
          <text:p text:style-name="P2"><text:span text:style-name="T1">Themen</text:span></text:p>
          <text:p text:style-name="P2"><text:span text:style-name="T1">spielerisch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0M34S</meta:editing-duration>
    <meta:editing-cycles>8</meta:editing-cycles>
    <meta:generator>LibreOffice/24.2.3.2$MacOSX_AARCH64 LibreOffice_project/433d9c2ded56988e8a90e6b2e771ee4e6a5ab2ba</meta:generator>
    <meta:initial-creator>Andreas Schwenk</meta:initial-creator>
    <dc:date>2024-08-24T10:57:28.361029801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